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3" style:family="paragraph" style:parent-style-name="Preformatted_20_Text">
      <style:paragraph-properties fo:padding="0cm" fo:border="none"/>
    </style:style>
    <style:style style:name="P4" style:family="paragraph" style:parent-style-name="Standard"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P8" style:family="paragraph" style:parent-style-name="Text_20_body">
      <style:paragraph-properties fo:padding="0cm" fo:border="none"/>
      <style:text-properties loext:padding="0cm" loext:border="none"/>
    </style:style>
    <style:style style:name="P9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0" style:family="paragraph" style:parent-style-name="Text_20_body" style:list-style-name="L2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longest-ideal-subsequence/" text:style-name="Internet_20_link" text:visited-style-name="Visited_20_Internet_20_Link"><text:span text:style-name="T1">2370. Longest Ideal Subsequence</text:span></text:a></text:p>
      <text:p text:style-name="P4">Medium</text:p>
      <text:p text:style-name="P4"/>
      <text:p text:style-name="P5"><text:span text:style-name="T1">You are given a string </text:span><text:span text:style-name="Source_20_Text"><text:span text:style-name="T2">s</text:span></text:span><text:span text:style-name="T1"> consisting of lowercase letters and an integer </text:span><text:span text:style-name="Source_20_Text"><text:span text:style-name="T2">k</text:span></text:span><text:span text:style-name="T1">. We call a string </text:span><text:span text:style-name="Source_20_Text"><text:span text:style-name="T2">t</text:span></text:span><text:span text:style-name="T1"> </text:span><text:span text:style-name="Strong_20_Emphasis"><text:span text:style-name="T1">ideal</text:span></text:span><text:span text:style-name="T1"> if the following conditions are satisfied:</text:span></text:p>
      <text:list xml:id="list3876958152" text:style-name="L1">
        <text:list-item>
          <text:p text:style-name="P6"><text:span text:style-name="Source_20_Text"><text:span text:style-name="T2">t</text:span></text:span><text:span text:style-name="T1"> is a </text:span><text:span text:style-name="Strong_20_Emphasis"><text:span text:style-name="T1">subsequence</text:span></text:span><text:span text:style-name="T1"> of the string </text:span><text:span text:style-name="Source_20_Text"><text:span text:style-name="T2">s</text:span></text:span><text:span text:style-name="T1">.</text:span></text:p>
        </text:list-item>
        <text:list-item>
          <text:p text:style-name="P7"><text:span text:style-name="T1">The absolute difference in the alphabet order of every two </text:span><text:span text:style-name="Strong_20_Emphasis"><text:span text:style-name="T1">adjacent</text:span></text:span><text:span text:style-name="T1"> letters in </text:span><text:span text:style-name="Source_20_Text"><text:span text:style-name="T2">t</text:span></text:span><text:span text:style-name="T1"> is less than or equal to </text:span><text:span text:style-name="Source_20_Text"><text:span text:style-name="T2">k</text:span></text:span><text:span text:style-name="T1">.</text:span></text:p>
        </text:list-item>
      </text:list>
      <text:p text:style-name="P5"><text:span text:style-name="T1">Return </text:span><text:span text:style-name="Emphasis"><text:span text:style-name="T1">the length of the </text:span></text:span><text:span text:style-name="Emphasis"><text:span text:style-name="Strong_20_Emphasis"><text:span text:style-name="T1">longest</text:span></text:span></text:span><text:span text:style-name="Emphasis"><text:span text:style-name="T1"> ideal string</text:span></text:span><text:span text:style-name="T1">.</text:span></text:p>
      <text:p text:style-name="P5"><text:span text:style-name="T1">A </text:span><text:span text:style-name="Strong_20_Emphasis"><text:span text:style-name="T1">subsequence</text:span></text:span><text:span text:style-name="T1"> is a string that can be derived from another string by deleting some or no characters without changing the order of the remaining characters.</text:span></text:p>
      <text:p text:style-name="P5"><text:span text:style-name="Strong_20_Emphasis"><text:span text:style-name="T1">Note</text:span></text:span><text:span text:style-name="T1"> that the alphabet order is not cyclic. For example, the absolute difference in the alphabet order of </text:span><text:span text:style-name="Source_20_Text"><text:span text:style-name="T2">'a'</text:span></text:span><text:span text:style-name="T1"> and </text:span><text:span text:style-name="Source_20_Text"><text:span text:style-name="T2">'z'</text:span></text:span><text:span text:style-name="T1"> is </text:span><text:span text:style-name="Source_20_Text"><text:span text:style-name="T2">25</text:span></text:span><text:span text:style-name="T1">, not </text:span><text:span text:style-name="Source_20_Text"><text:span text:style-name="T2">1</text:span></text:span><text:span text:style-name="T1">.</text:span></text:p>
      <text:p text:style-name="P8"> </text:p>
      <text:p text:style-name="P5"><text:span text:style-name="Strong_20_Emphasis"><text:span text:style-name="T1">Example 1:</text:span></text:span></text:p>
      <text:p text:style-name="P3"><text:span text:style-name="Strong_20_Emphasis"><text:span text:style-name="T1">Input:</text:span></text:span><text:span text:style-name="T1"> s = "acfgbd", k = 2</text:span></text:p>
      <text:p text:style-name="P3"><text:span text:style-name="Strong_20_Emphasis"><text:span text:style-name="T1">Output:</text:span></text:span><text:span text:style-name="T1"> 4</text:span></text:p>
      <text:p text:style-name="P3"><text:span text:style-name="Strong_20_Emphasis"><text:span text:style-name="T1">Explanation:</text:span></text:span><text:span text:style-name="T1"> The longest ideal string is "acbd". The length of this string is 4, so 4 is returned.</text:span></text:p>
      <text:p text:style-name="P2">Note that "acfgbd" is not ideal because 'c' and 'f' have a difference of 3 in alphabet order.</text:p>
      <text:p text:style-name="P5"><text:span text:style-name="Strong_20_Emphasis"><text:span text:style-name="T1">Example 2:</text:span></text:span></text:p>
      <text:p text:style-name="P3"><text:span text:style-name="Strong_20_Emphasis"><text:span text:style-name="T1">Input:</text:span></text:span><text:span text:style-name="T1"> s = "abcd", k = 3</text:span></text:p>
      <text:p text:style-name="P3"><text:span text:style-name="Strong_20_Emphasis"><text:span text:style-name="T1">Output:</text:span></text:span><text:span text:style-name="T1"> 4</text:span></text:p>
      <text:p text:style-name="P1"><text:span text:style-name="Strong_20_Emphasis"><text:span text:style-name="T1">Explanation:</text:span></text:span><text:span text:style-name="T1"> The longest ideal string is "abcd". The length of this string is 4, so 4 is returned.</text:span></text:p>
      <text:p text:style-name="P8"> </text:p>
      <text:p text:style-name="P5"><text:span text:style-name="Strong_20_Emphasis"><text:span text:style-name="T1">Constraints:</text:span></text:span></text:p>
      <text:list xml:id="list1414118748" text:style-name="L2">
        <text:list-item>
          <text:p text:style-name="P9"><text:span text:style-name="Source_20_Text"><text:span text:style-name="T2">1 &lt;= s.length &lt;= 10</text:span></text:span><text:span text:style-name="Source_20_Text"><text:span text:style-name="T1">5</text:span></text:span></text:p>
        </text:list-item>
        <text:list-item>
          <text:p text:style-name="P9"><text:span text:style-name="Source_20_Text"><text:span text:style-name="T2">0 &lt;= k &lt;= 25</text:span></text:span></text:p>
        </text:list-item>
        <text:list-item>
          <text:p text:style-name="P10"><text:span text:style-name="Source_20_Text"><text:span text:style-name="T2">s</text:span></text:span><text:span text:style-name="T1"> consists of lowercase English letters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25T19:25:36.291000000</dc:date>
    <meta:editing-duration>PT7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23" meta:word-count="217" meta:character-count="1122" meta:non-whitespace-character-count="929"/>
  </office:meta>
</office:document-meta>
</file>